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Verdana, Helvetica, Arial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widows="1" fo:text-indent="0cm" style:auto-text-indent="false"/>
      <style:text-properties fo:font-variant="normal" fo:text-transform="none" fo:color="#000000" fo:font-size="12pt" fo:letter-spacing="normal" style:font-size-asian="12pt" style:font-size-complex="12pt"/>
    </style:style>
    <style:style style:name="P2" style:family="paragraph" style:parent-style-name="Standard">
      <style:paragraph-properties fo:margin-left="0cm" fo:margin-right="0cm" style:line-height-at-least="0.503cm" fo:widows="1" fo:text-indent="0cm" style:auto-text-indent="false"/>
      <style:text-properties fo:font-variant="normal" fo:text-transform="none" fo:color="#000000" fo:font-size="12pt" fo:letter-spacing="normal" fo:font-weight="normal" officeooo:rsid="00172065" officeooo:paragraph-rsid="00172065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left="0cm" fo:margin-right="0cm" style:line-height-at-least="0.503cm" fo:widows="1" fo:text-indent="0cm" style:auto-text-indent="false"/>
      <style:text-properties fo:font-variant="normal" fo:text-transform="none" fo:color="#000000" fo:font-size="12pt" fo:letter-spacing="normal" fo:font-weight="normal" officeooo:rsid="00172065" officeooo:paragraph-rsid="00172065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left="0cm" fo:margin-right="0.265cm" fo:margin-top="0.265cm" fo:margin-bottom="0.265cm" style:contextual-spacing="false" style:line-height-at-least="0.503cm" fo:widows="1" fo:text-indent="0cm" style:auto-text-indent="false"/>
      <style:text-properties fo:font-variant="normal" fo:text-transform="none" fo:color="#000000" fo:letter-spacing="normal"/>
    </style:style>
    <style:style style:name="P5" style:family="paragraph" style:parent-style-name="Text_20_body">
      <style:paragraph-properties fo:margin-left="0cm" fo:margin-right="0.265cm" fo:margin-top="0.055cm" fo:margin-bottom="0.055cm" style:contextual-spacing="false" style:line-height-at-least="0.503cm" fo:text-align="start" style:justify-single-word="false" fo:widows="1" fo:text-indent="0cm" style:auto-text-indent="false"/>
      <style:text-properties fo:font-variant="normal" fo:text-transform="none" fo:color="#000000" fo:font-size="12pt" fo:letter-spacing="normal" fo:font-weight="normal" officeooo:rsid="00172065" officeooo:paragraph-rsid="00172065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cm" fo:margin-right="0.265cm" fo:margin-top="0.055cm" fo:margin-bottom="0.055cm" style:contextual-spacing="false" style:line-height-at-least="0.503cm" fo:text-align="start" style:justify-single-word="false" fo:widows="1" fo:text-indent="0cm" style:auto-text-indent="false"/>
      <style:text-properties fo:font-variant="normal" fo:text-transform="none" fo:color="#000000" fo:font-size="12pt" fo:letter-spacing="normal" fo:font-weight="normal" officeooo:rsid="00172065" officeooo:paragraph-rsid="00172065" style:font-name-asian="georgia" style:font-size-asian="11.25pt" style:font-style-asian="normal" style:font-weight-asian="normal" style:font-size-complex="12pt" style:font-weight-complex="normal"/>
    </style:style>
    <style:style style:name="P7" style:family="paragraph" style:parent-style-name="Heading_20_1">
      <style:paragraph-properties fo:text-align="center" style:justify-single-word="false"/>
    </style:style>
    <style:style style:name="T1" style:family="text">
      <style:text-properties style:font-name="georgia" fo:font-style="normal" fo:font-weight="normal"/>
    </style:style>
    <style:style style:name="T2" style:family="text">
      <style:text-properties style:font-name="georgia" fo:font-size="11.25pt" fo:font-style="normal"/>
    </style:style>
    <style:style style:name="T3" style:family="text">
      <style:text-properties style:font-name="georgia" fo:font-size="11.25pt" fo:font-style="normal" fo:font-weight="normal"/>
    </style:style>
    <style:style style:name="T4" style:family="text">
      <style:text-properties style:font-name-asian="georgia" style:font-style-asian="normal"/>
    </style:style>
    <style:style style:name="T5" style:family="text">
      <style:text-properties style:font-name-asian="georgia" style:font-style-asian="normal" style:font-weight-asian="normal"/>
    </style:style>
    <style:style style:name="T6" style:family="text">
      <style:text-properties style:font-name-asian="georgia" style:font-size-asian="11.25pt" style:font-style-asian="normal"/>
    </style:style>
    <style:style style:name="T7" style:family="text">
      <style:text-properties style:font-name-asian="georgia" style:font-size-asian="11.25pt" style:font-style-asian="normal" style:font-weight-asian="normal"/>
    </style:style>
    <style:style style:name="T8" style:family="text">
      <style:text-properties fo:font-variant="normal" fo:text-transform="none" fo:color="#80808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9" style:family="text">
      <style:text-properties fo:font-variant="normal" fo:text-transform="none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10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两矩阵 </text:span><text:span text:style-name="T1">A * B </text:span><text:span text:style-name="T5">，当 </text:span><text:span text:style-name="T1">A </text:span><text:span text:style-name="T5">的行数等于 </text:span><text:span text:style-name="T1">B </text:span><text:span text:style-name="T5">的列数时，</text:span><text:span text:style-name="T1">A * B </text:span><text:span text:style-name="T5">合法，结果如下：</text:span></text:p>
      <text:p text:style-name="P2"><text:span text:style-name="T4">#include&lt;stdio.h&gt;</text:span></text:p>
      <text:p text:style-name="P2"><text:span text:style-name="T4">#include&lt;string.h&gt;</text:span></text:p>
      <text:p text:style-name="P2"><text:span text:style-name="T4">typedef long long ll;</text:span></text:p>
      <text:p text:style-name="P2"><text:span text:style-name="T4">const int mod=10000007;</text:span></text:p>
      <text:p text:style-name="P2"><text:span text:style-name="T4">struct mat{</text:span></text:p>
      <text:p text:style-name="P2"><text:span text:style-name="T4"><text:s text:c="4"/>int r,c; <text:s text:c="9"/>//r即row，矩阵行数；c即column，矩阵列数</text:span></text:p>
      <text:p text:style-name="P2"><text:span text:style-name="T4"><text:s text:c="4"/>ll m[10][10]; <text:s text:c="3"/>//矩阵</text:span></text:p>
      <text:p text:style-name="P2"><text:span text:style-name="T4"><text:s text:c="4"/>void clear(){ <text:s text:c="3"/>//归零函数</text:span></text:p>
      <text:p text:style-name="P2"><text:span text:style-name="T4"><text:s text:c="4"/><text:tab/>for(int i=1;i&lt;=r;i++)memset(m[i],0,sizeof(m[i]));</text:span></text:p>
      <text:p text:style-name="P2"><text:span text:style-name="T4"><text:s text:c="4"/>}</text:span></text:p>
      <text:p text:style-name="P2"><text:span text:style-name="T4">};</text:span></text:p>
      <text:p text:style-name="P2"><text:span text:style-name="T4">mat MatMul(mat m1,mat m2){ <text:s text:c="3"/>//仅当m1.r==m2.c时可以相乘，相乘时可加模运算</text:span></text:p>
      <text:p text:style-name="P2"><text:span text:style-name="T4"><text:s text:c="4"/>mat tmp;</text:span></text:p>
      <text:p text:style-name="P2"><text:span text:style-name="T4"><text:s text:c="4"/>tmp.r=m1.r;tmp.c=m2.c;</text:span></text:p>
      <text:p text:style-name="P2"><text:span text:style-name="T4"><text:s text:c="4"/>int i,j,k;</text:span></text:p>
      <text:p text:style-name="P2"><text:span text:style-name="T4"><text:s text:c="4"/>for(i=1;i&lt;=tmp.r;i++){</text:span></text:p>
      <text:p text:style-name="P2"><text:span text:style-name="T4"><text:s text:c="8"/>for(j=1;j&lt;=tmp.c;j++){</text:span></text:p>
      <text:p text:style-name="P2"><text:span text:style-name="T4"><text:s text:c="12"/>ll t=0;</text:span></text:p>
      <text:p text:style-name="P2"><text:span text:style-name="T4"><text:s text:c="12"/>for(k=1;k&lt;=m1.c;k++){</text:span></text:p>
      <text:p text:style-name="P2"><text:span text:style-name="T4"><text:s text:c="16"/>t=(t+(m1.m[i][k]*m2.m[k][j])%mod)%mod;</text:span></text:p>
      <text:p text:style-name="P2"><text:span text:style-name="T4"><text:s text:c="12"/>}</text:span></text:p>
      <text:p text:style-name="P2"><text:span text:style-name="T4"><text:s text:c="12"/>tmp.m[i][j]=t;</text:span></text:p>
      <text:p text:style-name="P2"><text:span text:style-name="T4"><text:s text:c="8"/>}</text:span></text:p>
      <text:p text:style-name="P2"><text:span text:style-name="T4"><text:s text:c="4"/>}</text:span></text:p>
      <text:p text:style-name="P2"><text:span text:style-name="T4"><text:s text:c="4"/>return tmp;</text:span></text:p>
      <text:p text:style-name="P2"><text:span text:style-name="T4">}</text:span></text:p>
      <text:p text:style-name="P2"><text:span text:style-name="T4">int main(){</text:span></text:p>
      <text:p text:style-name="P2"><text:span text:style-name="T4"><text:s text:c="4"/>int t;</text:span></text:p>
      <text:p text:style-name="P2"><text:span text:style-name="T4"><text:s text:c="4"/>while(scanf("%d",&amp;t)!=EOF){</text:span></text:p>
      <text:p text:style-name="P2"><text:span text:style-name="T4"><text:s text:c="8"/>mat m[2];</text:span></text:p>
      <text:p text:style-name="P2"><text:span text:style-name="T4"><text:s text:c="8"/>for(int i=0;i&lt;=1;i++){</text:span></text:p>
      <text:p text:style-name="P2"><text:span text:style-name="T4"><text:s text:c="12"/>scanf("%d%d",&amp;m[i].r,&amp;m[i].c);</text:span></text:p>
      <text:p text:style-name="P2"><text:span text:style-name="T4"><text:s text:c="12"/>for(int j=1;j&lt;=m[i].r;j++){</text:span></text:p>
      <text:p text:style-name="P2"><text:span text:style-name="T4"><text:s text:c="16"/>for(int k=1;k&lt;=m[i].c;k++){</text:span></text:p>
      <text:p text:style-name="P2"><text:span text:style-name="T4"><text:s text:c="20"/>scanf("%lld",&amp;m[i].m[j][k]);</text:span></text:p>
      <text:p text:style-name="P2"><text:span text:style-name="T4"><text:s text:c="16"/>}</text:span></text:p>
      <text:p text:style-name="P2"><text:span text:style-name="T4"><text:s text:c="12"/>}</text:span></text:p>
      <text:p text:style-name="P2"><text:span text:style-name="T4"><text:s text:c="8"/>}</text:span></text:p>
      <text:p text:style-name="P2"><text:span text:style-name="T4"><text:s text:c="8"/>mat ans=MatMul(m[0],m[1]);</text:span></text:p>
      <text:p text:style-name="P2"><text:span text:style-name="T4"><text:s text:c="8"/>for(int i=1;i&lt;=ans.r;i++){</text:span></text:p>
      <text:p text:style-name="P2"><text:span text:style-name="T4"><text:s text:c="12"/>for(int j=1;j&lt;=ans.r;j++)</text:span></text:p>
      <text:p text:style-name="P2"><text:span text:style-name="T4"><text:s text:c="16"/>printf("%lld ",ans.m[i][j]);</text:span></text:p>
      <text:p text:style-name="P2"><text:span text:style-name="T4"><text:s text:c="12"/>printf("\n");</text:span></text:p>
      <text:p text:style-name="P2"><text:span text:style-name="T4"><text:s text:c="8"/>}</text:span></text:p>
      <text:p text:style-name="P2"><text:span text:style-name="T4"><text:s text:c="4"/>}</text:span></text:p>
      <text:p text:style-name="P2"><text:span text:style-name="T4"><text:s text:c="4"/>return 0;</text:span></text:p>
      <text:p text:style-name="P2"><text:span text:style-name="T4">}</text:span></text:p>
      <text:p text:style-name="P3"><text:soft-page-break/><text:span text:style-name="T6">在之前的矩阵乘法的基础上，引入快速幂的思想，就得到了矩阵的快速幂算法（</text:span><text:span text:style-name="T2">MatQP</text:span><text:span text:style-name="T6">，计算矩阵 </text:span><text:span text:style-name="T2">a </text:span><text:span text:style-name="T6">的 </text:span><text:span text:style-name="T2">n </text:span><text:span text:style-name="T6">次幂）：</text:span></text:p>
      <text:p text:style-name="P4"><text:span text:style-name="T7">经过修改，把矩阵加法、乘法、快速幂全部重载了一下，写了构造函数，其中矩阵快速幂支持</text:span><text:span text:style-name="T3">0</text:span><text:span text:style-name="T7">次幂等于单位矩阵：</text:span></text:p>
      <text:p text:style-name="P5">#include&lt;stdio.h&gt;</text:p>
      <text:p text:style-name="P5">#include&lt;string.h&gt;</text:p>
      <text:p text:style-name="P5">#include&lt;math.h&gt;</text:p>
      <text:p text:style-name="P5">typedef long long ll;</text:p>
      <text:p text:style-name="P5">int mod;</text:p>
      <text:p text:style-name="P5"/>
      <text:p text:style-name="P5">struct mat{</text:p>
      <text:p text:style-name="P5"><text:s text:c="4"/>int r,c;</text:p>
      <text:p text:style-name="P5"><text:s text:c="4"/>ll m[4][4]; <text:s text:c="7"/>//经测试最大开成590*590的 ll 型矩阵</text:p>
      <text:p text:style-name="P5"><text:s text:c="4"/>mat(){}</text:p>
      <text:p text:style-name="P5"><text:s text:c="4"/>mat(int r,int c):r(r),c(c){}</text:p>
      <text:p text:style-name="P5"><text:s text:c="4"/>void clear(){</text:p>
      <text:p text:style-name="P5"><text:s text:c="8"/>memset(m,0,sizeof(m));</text:p>
      <text:p text:style-name="P5"><text:s text:c="4"/>}</text:p>
      <text:p text:style-name="P5"/>
      <text:p text:style-name="P5"><text:s text:c="4"/>mat operator+(mat a)const{</text:p>
      <text:p text:style-name="P5"><text:s text:c="8"/>mat ans(r,c);</text:p>
      <text:p text:style-name="P5"><text:s text:c="8"/>for(int i=1;i&lt;=r;i++){</text:p>
      <text:p text:style-name="P5"><text:s text:c="12"/>for(int j=1;j&lt;=c;j++){</text:p>
      <text:p text:style-name="P5"><text:s text:c="16"/>ans.m[i][j]=(m[i][j]+a.m[i][j])%mod;</text:p>
      <text:p text:style-name="P5"><text:s text:c="12"/>}</text:p>
      <text:p text:style-name="P5"><text:s text:c="8"/>}</text:p>
      <text:p text:style-name="P5"><text:s text:c="8"/>return ans;</text:p>
      <text:p text:style-name="P5"><text:s text:c="4"/>}</text:p>
      <text:p text:style-name="P5"/>
      <text:p text:style-name="P5"><text:s text:c="4"/>mat operator*(mat a)const{</text:p>
      <text:p text:style-name="P5"><text:s text:c="8"/>mat tmp(r,a.c);</text:p>
      <text:p text:style-name="P5"><text:s text:c="8"/>int i,j,k;</text:p>
      <text:p text:style-name="P5"><text:s text:c="8"/>for(i=1;i&lt;=tmp.r;i++){</text:p>
      <text:p text:style-name="P5"><text:s text:c="12"/>for(j=1;j&lt;=tmp.c;j++){</text:p>
      <text:p text:style-name="P5"><text:s text:c="16"/>tmp.m[i][j]=0;</text:p>
      <text:p text:style-name="P5"><text:s text:c="16"/>for(k=1;k&lt;=c;k++){</text:p>
      <text:p text:style-name="P5"><text:s text:c="20"/>tmp.m[i][j]=(tmp.m[i][j]+(m[i][k]*a.m[k][j])%mod)%mod;</text:p>
      <text:p text:style-name="P5"><text:soft-page-break/><text:s text:c="16"/>}</text:p>
      <text:p text:style-name="P5"><text:s text:c="12"/>}</text:p>
      <text:p text:style-name="P5"><text:s text:c="8"/>}</text:p>
      <text:p text:style-name="P5"><text:s text:c="8"/>return tmp;</text:p>
      <text:p text:style-name="P5"><text:s text:c="4"/>}</text:p>
      <text:p text:style-name="P5"/>
      <text:p text:style-name="P5"><text:s text:c="4"/>mat operator^(int n)const{ <text:s text:c="7"/>//需要时可以用 ll n，注意运算符优先级比较低，多用括号；</text:p>
      <text:p text:style-name="P5"><text:s text:c="8"/>mat ans(r,r),tmp(r,r);</text:p>
      <text:p text:style-name="P5"><text:s text:c="8"/>memcpy(tmp.m,m,sizeof(tmp.m));</text:p>
      <text:p text:style-name="P5"><text:s text:c="8"/>ans.clear();</text:p>
      <text:p text:style-name="P5"><text:s text:c="8"/>for(int i=1;i&lt;=ans.r;i++){</text:p>
      <text:p text:style-name="P5"><text:s text:c="12"/>ans.m[i][i]=1;</text:p>
      <text:p text:style-name="P5"><text:s text:c="8"/>}</text:p>
      <text:p text:style-name="P5"><text:s text:c="8"/>while(n){</text:p>
      <text:p text:style-name="P5"><text:s text:c="12"/>if(n&amp;1)ans=ans*tmp;</text:p>
      <text:p text:style-name="P5"><text:s text:c="12"/>n&gt;&gt;=1;</text:p>
      <text:p text:style-name="P5"><text:s text:c="12"/>tmp=tmp*tmp;</text:p>
      <text:p text:style-name="P5"><text:s text:c="8"/>}</text:p>
      <text:p text:style-name="P5"><text:s text:c="8"/>return ans;</text:p>
      <text:p text:style-name="P5"><text:s text:c="4"/>}</text:p>
      <text:p text:style-name="P5"><text:s text:c="4"/></text:p>
      <text:p text:style-name="P5"><text:s text:c="4"/>void print()const{</text:p>
      <text:p text:style-name="P5"><text:s text:c="8"/>for(int i=1;i&lt;=r;i++){</text:p>
      <text:p text:style-name="P5"><text:s text:c="12"/>for(int j=1;j&lt;=c;j++){</text:p>
      <text:p text:style-name="P5"><text:s text:c="16"/>printf("%lld",m[i][j]);</text:p>
      <text:p text:style-name="P5"><text:s text:c="16"/>if(j==c)printf("\n");</text:p>
      <text:p text:style-name="P5"><text:s text:c="16"/>else printf(" ");</text:p>
      <text:p text:style-name="P5"><text:s text:c="12"/>}</text:p>
      <text:p text:style-name="P5"><text:s text:c="8"/>}</text:p>
      <text:p text:style-name="P5"><text:s text:c="4"/>}</text:p>
      <text:p text:style-name="P5"/>
      <text:p text:style-name="P5">};</text:p>
      <text:p text:style-name="P5"/>
      <text:p text:style-name="P5"/>
      <text:p text:style-name="P5"/>
      <text:p text:style-name="P5"/>
      <text:p text:style-name="P5"/>
      <text:p text:style-name="P6"><text:soft-page-break/>非结构体封装版：</text:p>
      <text:p text:style-name="P6">#include&lt;stdio.h&gt;</text:p>
      <text:p text:style-name="P6">#include&lt;string.h&gt;</text:p>
      <text:p text:style-name="P6">#include&lt;math.h&gt;</text:p>
      <text:p text:style-name="P6">typedef long long ll;</text:p>
      <text:p text:style-name="P6">const int mod=1e9+7;</text:p>
      <text:p text:style-name="P6"/>
      <text:p text:style-name="P6">struct mat{</text:p>
      <text:p text:style-name="P6"><text:s text:c="4"/>int r,c;</text:p>
      <text:p text:style-name="P6"><text:s text:c="4"/>ll m[4][4];</text:p>
      <text:p text:style-name="P6"><text:s text:c="4"/>mat(){}</text:p>
      <text:p text:style-name="P6"><text:s text:c="4"/>mat(int r,int c):r(r),c(c){}</text:p>
      <text:p text:style-name="P6">};</text:p>
      <text:p text:style-name="P6"/>
      <text:p text:style-name="P6">void clear(mat &amp;a){</text:p>
      <text:p text:style-name="P6"><text:s text:c="4"/>memset(a.m,0,sizeof(a.m));</text:p>
      <text:p text:style-name="P6">}</text:p>
      <text:p text:style-name="P6"/>
      <text:p text:style-name="P6">mat mul(mat a,mat b){</text:p>
      <text:p text:style-name="P6"><text:s text:c="4"/>mat tmp(a.r,b.c);</text:p>
      <text:p text:style-name="P6"><text:s text:c="4"/>int i,j,k;</text:p>
      <text:p text:style-name="P6"><text:s text:c="4"/>for(i=1;i&lt;=tmp.r;i++){</text:p>
      <text:p text:style-name="P6"><text:s text:c="8"/>for(j=1;j&lt;=tmp.c;j++){</text:p>
      <text:p text:style-name="P6"><text:s text:c="12"/>tmp.m[i][j]=0;</text:p>
      <text:p text:style-name="P6"><text:s text:c="12"/>for(k=1;k&lt;=a.c;k++){</text:p>
      <text:p text:style-name="P6"><text:s text:c="16"/>tmp.m[i][j]=(tmp.m[i][j]+(a.m[i][k]*b.m[k][j])%mod)%mod;</text:p>
      <text:p text:style-name="P6"><text:s text:c="12"/>}</text:p>
      <text:p text:style-name="P6"><text:s text:c="8"/>}</text:p>
      <text:p text:style-name="P6"><text:s text:c="4"/>}</text:p>
      <text:p text:style-name="P6"><text:s text:c="4"/>return tmp;</text:p>
      <text:p text:style-name="P6">}</text:p>
      <text:p text:style-name="P6"/>
      <text:p text:style-name="P6">mat QP(mat a,int n){</text:p>
      <text:p text:style-name="P6"><text:s text:c="4"/>mat ans(a.r,a.r),tmp(a.r,a.r);</text:p>
      <text:p text:style-name="P6"><text:s text:c="4"/>memcpy(tmp.m,a.m,sizeof(tmp.m));</text:p>
      <text:p text:style-name="P6"><text:s text:c="4"/>clear(ans);</text:p>
      <text:p text:style-name="P6"><text:s text:c="4"/>for(int i=1;i&lt;=ans.r;i++){</text:p>
      <text:p text:style-name="P6"><text:s text:c="8"/>ans.m[i][i]=1;</text:p>
      <text:p text:style-name="P6"><text:s text:c="4"/>}</text:p>
      <text:p text:style-name="P6"><text:soft-page-break/><text:s text:c="4"/>while(n){</text:p>
      <text:p text:style-name="P6"><text:s text:c="8"/>if(n&amp;1)ans=mul(ans,tmp);</text:p>
      <text:p text:style-name="P6"><text:s text:c="8"/>n&gt;&gt;=1;</text:p>
      <text:p text:style-name="P6"><text:s text:c="8"/>tmp=mul(tmp,tmp);</text:p>
      <text:p text:style-name="P6"><text:s text:c="4"/>}</text:p>
      <text:p text:style-name="P6"><text:s text:c="4"/>return ans;</text:p>
      <text:p text:style-name="P6">}</text:p>
      <text:p text:style-name="P6"/>
      <text:p text:style-name="P6">void print(mat a){</text:p>
      <text:p text:style-name="P6"><text:s text:c="4"/>for(int i=1;i&lt;=a.r;++i){</text:p>
      <text:p text:style-name="P6"><text:s text:c="8"/>for(int j=1;j&lt;=a.c;++j){</text:p>
      <text:p text:style-name="P6"><text:s text:c="12"/>printf("%lld",a.m[i][j]);</text:p>
      <text:p text:style-name="P6"><text:s text:c="12"/>if(j==a.c)printf("\n");</text:p>
      <text:p text:style-name="P6"><text:s text:c="12"/>else printf(" ");</text:p>
      <text:p text:style-name="P6"><text:s text:c="8"/>}</text:p>
      <text:p text:style-name="P6"><text:s text:c="4"/>}</text:p>
      <text:p text:style-name="P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Verdana, Helvetica, Arial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</style:style>
    <style:style style:name="MT1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bookmark text:name="cb_post_title_url"/><text:span text:style-name="MT1">矩阵乘法以及矩阵快速幂模板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23:51:05.481219490</meta:creation-date>
    <dc:date>2015-10-12T23:57:05.539833361</dc:date>
    <meta:editing-duration>P0D</meta:editing-duration>
    <meta:editing-cycles>1</meta:editing-cycles>
    <meta:document-statistic meta:table-count="0" meta:image-count="0" meta:object-count="0" meta:page-count="5" meta:paragraph-count="162" meta:word-count="480" meta:character-count="3616" meta:non-whitespace-character-count="2449"/>
    <meta:generator>LibreOffice/4.2.8.2$Linux_X86_64 LibreOffice_project/420m0$Build-2</meta:generator>
  </office:meta>
</office:document-meta>
</file>